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9b3de" officeooo:paragraph-rsid="0019b3de"/>
    </style:style>
    <style:style style:name="P2" style:family="paragraph" style:parent-style-name="Standard">
      <style:text-properties fo:font-style="italic" fo:font-weight="normal" officeooo:rsid="001a52ed" officeooo:paragraph-rsid="001a52ed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abstract was originally written for Academia.edu</text:p>
      <text:p text:style-name="P1"/>
      <text:p text:style-name="P1">This paper talks about the challenges of reconstructing the cheiroballistra - a Roman torsion weapon - based on historical manuscripts and archaeological finds. Basic usage of the weapon is also covered. While the reconstruction is already quite powerful, increasing the power output by about 50% should be doable. This will put the weapon roughly in the same category with medieval heavy crossbows, but with much improved rate of fi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li </meta:initial-creator>
    <meta:creation-date>2015-11-19T22:02:34.464158412</meta:creation-date>
    <dc:date>2015-11-19T22:05:52.802952919</dc:date>
    <dc:creator>samuli </dc:creator>
    <meta:editing-duration>PT3M17S</meta:editing-duration>
    <meta:editing-cycles>4</meta:editing-cycles>
    <meta:generator>LibreOffice/4.3.7.2$Linux_X86_64 LibreOffice_project/430$Build-2</meta:generator>
    <meta:document-statistic meta:table-count="0" meta:image-count="0" meta:object-count="0" meta:page-count="1" meta:paragraph-count="2" meta:word-count="76" meta:character-count="489" meta:non-whitespace-character-count="415"/>
  </office:meta>
</office:document-meta>
</file>